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1" svg:font-family="Times" style:font-family-generic="system" style:font-pitch="variable"/>
  </office:font-face-decls>
  <office:automatic-styles>
    <style:style style:name="Tableau1" style:family="table">
      <style:table-properties style:width="18.09cm" fo:margin-top="0cm" fo:margin-bottom="0cm" table:align="center" style:writing-mode="lr-tb"/>
    </style:style>
    <style:style style:name="Tableau1.A" style:family="table-column">
      <style:table-column-properties style:column-width="4.72cm"/>
    </style:style>
    <style:style style:name="Tableau1.B" style:family="table-column">
      <style:table-column-properties style:column-width="4.838cm"/>
    </style:style>
    <style:style style:name="Tableau1.C" style:family="table-column">
      <style:table-column-properties style:column-width="2.129cm"/>
    </style:style>
    <style:style style:name="Tableau1.D" style:family="table-column">
      <style:table-column-properties style:column-width="1.057cm"/>
    </style:style>
    <style:style style:name="Tableau1.E" style:family="table-column">
      <style:table-column-properties style:column-width="5.248cm"/>
    </style:style>
    <style:style style:name="Tableau1.F" style:family="table-column">
      <style:table-column-properties style:column-width="0.099cm"/>
    </style:style>
    <style:style style:name="Tableau1.1" style:family="table-row">
      <style:table-row-properties style:min-row-height="1.259cm" fo:keep-together="always"/>
    </style:style>
    <style:style style:name="Tableau1.A1" style:family="table-cell">
      <style:table-cell-properties style:vertical-align="middle" fo:padding-left="0.123cm" fo:padding-right="0.123cm" fo:padding-top="0cm" fo:padding-bottom="0cm" fo:border="0.5pt solid #000001"/>
    </style:style>
    <style:style style:name="Tableau1.2" style:family="table-row">
      <style:table-row-properties style:min-row-height="0.997cm" fo:keep-together="always"/>
    </style:style>
    <style:style style:name="Tableau1.A2" style:family="table-cell">
      <style:table-cell-properties style:vertical-align="middle" fo:padding-left="0.123cm" fo:padding-right="0.123cm" fo:padding-top="0cm" fo:padding-bottom="0cm" fo:border-left="0.5pt solid #000001" fo:border-right="0.5pt solid #000001" fo:border-top="none" fo:border-bottom="0.5pt solid #000001"/>
    </style:style>
    <style:style style:name="Tableau1.3" style:family="table-row">
      <style:table-row-properties style:min-row-height="0.628cm" fo:keep-together="always"/>
    </style:style>
    <style:style style:name="Tableau1.A3" style:family="table-cell">
      <style:table-cell-properties fo:padding-left="0.123cm" fo:padding-right="0.123cm" fo:padding-top="0cm" fo:padding-bottom="0cm" fo:border-left="0.5pt solid #000001" fo:border-right="0.5pt solid #000001" fo:border-top="none" fo:border-bottom="0.5pt solid #000001"/>
    </style:style>
    <style:style style:name="Tableau1.4" style:family="table-row">
      <style:table-row-properties style:min-row-height="0.695cm" fo:keep-together="always"/>
    </style:style>
    <style:style style:name="Tableau1.A4" style:family="table-cell">
      <style:table-cell-properties fo:padding-left="0.123cm" fo:padding-right="0.123cm" fo:padding-top="0cm" fo:padding-bottom="0cm" fo:border-left="0.5pt solid #000001" fo:border-right="none" fo:border-top="none" fo:border-bottom="0.5pt solid #000001"/>
    </style:style>
    <style:style style:name="Tableau1.C4" style:family="table-cell">
      <style:table-cell-properties fo:padding-left="0.123cm" fo:padding-right="0.123cm" fo:padding-top="0cm" fo:padding-bottom="0cm" fo:border-left="none" fo:border-right="0.5pt solid #000001" fo:border-top="none" fo:border-bottom="0.5pt solid #000001"/>
    </style:style>
    <style:style style:name="Tableau1.5" style:family="table-row">
      <style:table-row-properties style:min-row-height="0.808cm" fo:keep-together="always"/>
    </style:style>
    <style:style style:name="Tableau1.A5" style:family="table-cell">
      <style:table-cell-properties fo:padding-left="0.123cm" fo:padding-right="0.123cm" fo:padding-top="0cm" fo:padding-bottom="0cm" fo:border-left="0.5pt solid #000001" fo:border-right="none" fo:border-top="none" fo:border-bottom="0.5pt solid #000001"/>
    </style:style>
    <style:style style:name="Tableau1.C5" style:family="table-cell">
      <style:table-cell-properties fo:padding-left="0.123cm" fo:padding-right="0.123cm" fo:padding-top="0cm" fo:padding-bottom="0cm" fo:border-left="none" fo:border-right="0.5pt solid #000001" fo:border-top="none" fo:border-bottom="0.5pt solid #000001"/>
    </style:style>
    <style:style style:name="Tableau1.6" style:family="table-row">
      <style:table-row-properties style:min-row-height="0.446cm" fo:keep-together="always"/>
    </style:style>
    <style:style style:name="Tableau1.A6" style:family="table-cell">
      <style:table-cell-properties fo:padding-left="0.123cm" fo:padding-right="0.123cm" fo:padding-top="0cm" fo:padding-bottom="0cm" fo:border-left="0.5pt solid #000001" fo:border-right="none" fo:border-top="none" fo:border-bottom="none"/>
    </style:style>
    <style:style style:name="Tableau1.D6" style:family="table-cell">
      <style:table-cell-properties fo:padding-left="0.123cm" fo:padding-right="0.123cm" fo:padding-top="0cm" fo:padding-bottom="0cm" fo:border-left="none" fo:border-right="0.5pt solid #000001" fo:border-top="none" fo:border-bottom="none"/>
    </style:style>
    <style:style style:name="Tableau1.7" style:family="table-row">
      <style:table-row-properties style:min-row-height="0.87cm" fo:keep-together="always"/>
    </style:style>
    <style:style style:name="Tableau1.9" style:family="table-row">
      <style:table-row-properties style:min-row-height="1.034cm" fo:keep-together="always"/>
    </style:style>
    <style:style style:name="Tableau1.10" style:family="table-row">
      <style:table-row-properties style:min-row-height="0.827cm" fo:keep-together="always"/>
    </style:style>
    <style:style style:name="Tableau1.A10" style:family="table-cell">
      <style:table-cell-properties fo:padding-left="0.123cm" fo:padding-right="0.123cm" fo:padding-top="0cm" fo:padding-bottom="0cm" fo:border-left="0.5pt solid #000001" fo:border-right="0.5pt solid #000001" fo:border-top="0.5pt solid #000001" fo:border-bottom="none"/>
    </style:style>
    <style:style style:name="Tableau1.11" style:family="table-row">
      <style:table-row-properties style:min-row-height="1.235cm" fo:keep-together="always"/>
    </style:style>
    <style:style style:name="Tableau1.B11" style:family="table-cell">
      <style:table-cell-properties style:vertical-align="middle" fo:padding-left="0.123cm" fo:padding-right="0.123cm" fo:padding-top="0cm" fo:padding-bottom="0cm" fo:border-left="0.5pt solid #000001" fo:border-right="0.5pt solid #00000a" fo:border-top="0.5pt solid #000001" fo:border-bottom="0.5pt solid #000001"/>
    </style:style>
    <style:style style:name="Tableau1.E11" style:family="table-cell">
      <style:table-cell-properties style:vertical-align="middle" fo:padding-left="0.123cm" fo:padding-right="0.123cm" fo:padding-top="0cm" fo:padding-bottom="0cm" fo:border-left="0.5pt solid #00000a" fo:border-right="0.5pt solid #000001" fo:border-top="0.5pt solid #000001" fo:border-bottom="0.5pt solid #000001"/>
    </style:style>
    <style:style style:name="Tableau1.A12" style:family="table-cell">
      <style:table-cell-properties fo:padding-left="0.123cm" fo:padding-right="0.123cm" fo:padding-top="0cm" fo:padding-bottom="0cm" fo:border="0.5pt solid #000001"/>
    </style:style>
    <style:style style:name="Tableau1.13" style:family="table-row">
      <style:table-row-properties style:min-row-height="3.979cm" fo:keep-together="always"/>
    </style:style>
    <style:style style:name="Tableau1.F13" style:family="table-cell">
      <style:table-cell-properties fo:padding-left="0.123cm" fo:padding-right="0.123cm" fo:padding-top="0cm" fo:padding-bottom="0cm" fo:border="none"/>
    </style:style>
    <style:style style:name="Tableau1.14" style:family="table-row">
      <style:table-row-properties style:min-row-height="0.33cm" fo:keep-together="always"/>
    </style:style>
    <style:style style:name="P1" style:family="paragraph" style:parent-style-name="Standard">
      <style:paragraph-properties style:snap-to-layout-grid="false"/>
    </style:style>
    <style:style style:name="P2" style:family="paragraph" style:parent-style-name="Standard">
      <style:paragraph-properties fo:text-align="justify" style:justify-single-word="false" style:snap-to-layout-grid="false"/>
    </style:style>
    <style:style style:name="P3"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2"/>
    </style:style>
    <style:style style:name="P4" style:family="paragraph" style:parent-style-name="Standard">
      <style:paragraph-properties fo:text-align="justify" style:justify-single-word="false" style:snap-to-layout-grid="false"/>
      <style:text-properties style:font-name="Arial" fo:font-size="9pt" fo:font-weight="bold" style:font-size-asian="9pt" style:font-weight-asian="bold" style:font-name-complex="Arial2" style:font-size-complex="9pt"/>
    </style:style>
    <style:style style:name="P5" style:family="paragraph" style:parent-style-name="Standard">
      <style:paragraph-properties fo:text-align="justify" style:justify-single-word="false"/>
      <style:text-properties style:font-name="Arial" fo:font-size="9pt" officeooo:rsid="00048ab2" officeooo:paragraph-rsid="00048ab2" style:font-size-asian="9pt" style:font-name-complex="Arial2" style:font-size-complex="9pt"/>
    </style:style>
    <style:style style:name="P6" style:family="paragraph" style:parent-style-name="Standard">
      <style:text-properties style:font-name="Arial" fo:font-weight="bold" style:font-weight-asian="bold" style:font-name-complex="Arial2"/>
    </style:style>
    <style:style style:name="P7" style:family="paragraph" style:parent-style-name="Standard">
      <style:paragraph-properties fo:text-align="center" style:justify-single-word="false" style:snap-to-layout-grid="false"/>
      <style:text-properties style:font-name="Arial" fo:font-weight="bold" style:font-weight-asian="bold" style:font-name-complex="Arial2"/>
    </style:style>
    <style:style style:name="P8" style:family="paragraph" style:parent-style-name="Standard">
      <style:text-properties style:font-name="Arial" fo:font-size="11pt" style:font-size-asian="11pt" style:font-name-complex="Arial2"/>
    </style:style>
    <style:style style:name="P9" style:family="paragraph" style:parent-style-name="Standard">
      <style:paragraph-properties fo:text-align="justify" style:justify-single-word="false" style:snap-to-layout-grid="false"/>
      <style:text-properties style:font-name="Arial" fo:font-size="11pt" fo:font-weight="bold" style:font-size-asian="11pt" style:font-weight-asian="bold" style:font-name-complex="Arial2" style:font-size-complex="12pt"/>
    </style:style>
    <style:style style:name="P10" style:family="paragraph" style:parent-style-name="Standard">
      <style:paragraph-properties style:snap-to-layout-grid="false"/>
      <style:text-properties style:font-name="Arial" fo:font-size="11pt" fo:font-weight="bold" style:font-size-asian="11pt" style:font-weight-asian="bold" style:font-name-complex="Arial2"/>
    </style:style>
    <style:style style:name="P11" style:family="paragraph" style:parent-style-name="Standard">
      <style:paragraph-properties style:snap-to-layout-grid="false"/>
      <style:text-properties fo:font-size="9pt" fo:font-style="italic" style:font-size-asian="9pt" style:font-style-asian="italic" style:font-size-complex="9pt"/>
    </style:style>
    <style:style style:name="P12" style:family="paragraph" style:parent-style-name="Standard">
      <style:paragraph-properties style:snap-to-layout-grid="false"/>
      <style:text-properties fo:color="#000000" style:font-name="Arial" fo:font-size="12pt" fo:font-weight="bold" officeooo:rsid="000e7858" officeooo:paragraph-rsid="000e7858" style:font-size-asian="12pt" style:font-weight-asian="bold" style:font-name-complex="Arial2" style:font-size-complex="12pt"/>
    </style:style>
    <style:style style:name="P13" style:family="paragraph" style:parent-style-name="Standard">
      <style:paragraph-properties style:snap-to-layout-grid="false"/>
      <style:text-properties fo:color="#000000" style:font-name="Arial" fo:font-size="12pt" fo:font-weight="bold" officeooo:rsid="000e7858" officeooo:paragraph-rsid="000f522f" style:font-size-asian="12pt" style:font-weight-asian="bold" style:font-name-complex="Arial2" style:font-size-complex="12pt"/>
    </style:style>
    <style:style style:name="P14" style:family="paragraph" style:parent-style-name="Standard">
      <style:paragraph-properties fo:margin-top="0.212cm" fo:margin-bottom="0.212cm" loext:contextual-spacing="false" style:snap-to-layout-grid="false"/>
    </style:style>
    <style:style style:name="P15" style:family="paragraph" style:parent-style-name="Standard">
      <style:paragraph-properties fo:margin-top="0.212cm" fo:margin-bottom="0.212cm" loext:contextual-spacing="false" fo:text-align="center" style:justify-single-word="false" style:snap-to-layout-grid="false"/>
      <style:text-properties style:font-name="Arial" fo:font-weight="bold" style:font-weight-asian="bold" style:font-name-complex="Arial2"/>
    </style:style>
    <style:style style:name="P16" style:family="paragraph" style:parent-style-name="Standard">
      <style:paragraph-properties fo:margin-left="0.635cm" fo:margin-right="0cm" fo:text-indent="0cm" style:auto-text-indent="false"/>
    </style:style>
    <style:style style:name="P17" style:family="paragraph" style:parent-style-name="Standard">
      <style:paragraph-properties fo:margin-left="0.635cm" fo:margin-right="0cm" fo:text-indent="0cm" style:auto-text-indent="false"/>
      <style:text-properties style:font-name="Arial" fo:font-size="11pt" style:font-size-asian="11pt" style:font-name-complex="Arial2"/>
    </style:style>
    <style:style style:name="P18" style:family="paragraph" style:parent-style-name="Standard">
      <style:paragraph-properties fo:margin-left="0.635cm" fo:margin-right="0cm" fo:text-indent="0cm" style:auto-text-indent="false"/>
      <style:text-properties style:font-name="Arial" fo:font-size="11pt" fo:font-weight="bold" style:font-size-asian="11pt" style:font-weight-asian="bold" style:font-name-complex="Arial2"/>
    </style:style>
    <style:style style:name="P19" style:family="paragraph" style:parent-style-name="List_20_Paragraph">
      <style:paragraph-properties fo:margin-left="1.905cm" fo:margin-right="0cm" fo:text-indent="0cm" style:auto-text-indent="false"/>
      <style:text-properties style:font-name="Arial" fo:font-size="11pt" style:font-size-asian="11pt" style:font-name-complex="Arial2"/>
    </style:style>
    <style:style style:name="P20" style:family="paragraph" style:parent-style-name="List_20_Paragraph">
      <style:paragraph-properties fo:margin-left="1.905cm" fo:margin-right="0cm" fo:text-indent="0cm" style:auto-text-indent="false"/>
      <style:text-properties style:font-name="Arial" fo:font-size="11pt" fo:font-weight="bold" style:font-size-asian="11pt" style:font-weight-asian="bold" style:font-name-complex="Arial2"/>
    </style:style>
    <style:style style:name="P21" style:family="paragraph" style:parent-style-name="Standard" style:master-page-name="Standard">
      <style:paragraph-properties style:page-number="auto"/>
    </style:style>
    <style:style style:name="P22" style:family="paragraph" style:parent-style-name="Standard">
      <style:paragraph-properties style:snap-to-layout-grid="false"/>
      <style:text-properties fo:color="#000000" style:font-name="Arial" fo:font-size="12pt" fo:font-weight="normal" officeooo:rsid="000e7858" officeooo:paragraph-rsid="000e7858" style:font-size-asian="12pt" style:font-weight-asian="normal" style:font-name-complex="Arial2" style:font-size-complex="12pt" style:font-weight-complex="normal"/>
    </style:style>
    <style:style style:name="P23" style:family="paragraph" style:parent-style-name="Standard" style:list-style-name="L1">
      <style:paragraph-properties style:snap-to-layout-grid="false"/>
      <style:text-properties officeooo:paragraph-rsid="000e7858"/>
    </style:style>
    <style:style style:name="P24" style:family="paragraph" style:parent-style-name="Standard" style:list-style-name="L1">
      <style:paragraph-properties style:snap-to-layout-grid="false"/>
      <style:text-properties officeooo:paragraph-rsid="00247686"/>
    </style:style>
    <style:style style:name="P25" style:family="paragraph" style:parent-style-name="Standard">
      <style:paragraph-properties style:snap-to-layout-grid="false"/>
      <style:text-properties style:font-name="Arial" fo:font-size="11pt" style:font-size-asian="11pt" style:font-name-complex="Arial2" style:font-size-complex="12pt"/>
    </style:style>
    <style:style style:name="P26" style:family="paragraph" style:parent-style-name="Footnote" style:master-page-name="Converted2">
      <style:paragraph-properties fo:text-align="justify" style:justify-single-word="false" style:page-number="auto"/>
      <style:text-properties fo:font-size="9pt" style:font-size-asian="9pt" style:font-size-complex="9pt"/>
    </style:style>
    <style:style style:name="P27" style:family="paragraph" style:parent-style-name="Footnote" style:master-page-name="Converted4">
      <style:paragraph-properties style:page-number="auto"/>
      <style:text-properties fo:font-size="9pt" style:font-size-asian="9pt" style:font-size-complex="9pt"/>
    </style:style>
    <style:style style:name="P28" style:family="paragraph" style:parent-style-name="Footnote" style:master-page-name="Converted6">
      <style:paragraph-properties fo:text-align="justify" style:justify-single-word="false" style:page-number="auto"/>
      <style:text-properties fo:font-size="9pt" style:font-size-asian="9pt" style:font-size-complex="9pt"/>
    </style:style>
    <style:style style:name="P29" style:family="paragraph" style:parent-style-name="Footnote" style:master-page-name="Converted8">
      <style:paragraph-properties fo:text-align="justify" style:justify-single-word="false" style:page-number="auto"/>
      <style:text-properties fo:font-size="9pt" style:font-size-asian="9pt" style:font-size-complex="9pt"/>
    </style:style>
    <style:style style:name="P30" style:family="paragraph" style:parent-style-name="List_20_Paragraph" style:list-style-name="WWNum3">
      <style:text-properties style:font-name="Arial" fo:font-size="11pt" fo:font-weight="bold" style:font-size-asian="11pt" style:font-weight-asian="bold" style:font-name-complex="Arial2"/>
    </style:style>
    <style:style style:name="P31" style:family="paragraph" style:parent-style-name="List_20_Paragraph" style:list-style-name="WWNum3">
      <style:text-properties style:font-name="Arial" fo:font-size="11pt" fo:font-weight="bold" officeooo:paragraph-rsid="0004d698" style:font-size-asian="11pt" style:font-weight-asian="bold" style:font-name-complex="Arial2"/>
    </style:style>
    <style:style style:name="P32" style:family="paragraph" style:parent-style-name="List_20_Paragraph" style:list-style-name="WWNum12">
      <style:text-properties style:font-name="Arial" fo:font-size="11pt" officeooo:rsid="000c0f11" officeooo:paragraph-rsid="000c0f11" style:font-size-asian="11pt" style:font-name-complex="Arial2"/>
    </style:style>
    <style:style style:name="P33" style:family="paragraph" style:parent-style-name="List_20_Paragraph" style:list-style-name="WWNum12">
      <style:text-properties style:font-name="Arial" fo:font-size="11pt" officeooo:rsid="00054e72" officeooo:paragraph-rsid="00054e72" style:font-size-asian="11pt" style:font-name-complex="Arial2"/>
    </style:style>
    <style:style style:name="P34" style:family="paragraph" style:parent-style-name="List_20_Paragraph" style:list-style-name="WWNum12">
      <style:text-properties style:font-name="Arial" fo:font-size="11pt" officeooo:rsid="0004d698" officeooo:paragraph-rsid="0004d698" style:font-size-asian="11pt" style:font-name-complex="Arial2"/>
    </style:style>
    <style:style style:name="P35" style:family="paragraph" style:parent-style-name="List_20_Paragraph" style:list-style-name="WWNum13">
      <style:text-properties style:font-name="Arial" fo:font-size="11pt" officeooo:rsid="0004d698" officeooo:paragraph-rsid="0004d698" style:font-size-asian="11pt" style:font-name-complex="Arial2"/>
    </style:style>
    <style:style style:name="P36" style:family="paragraph" style:parent-style-name="List_20_Paragraph" style:list-style-name="WWNum9">
      <style:text-properties style:font-name="Arial" fo:font-size="11pt" officeooo:rsid="0004d698" officeooo:paragraph-rsid="0004d698" style:font-size-asian="11pt" style:font-name-complex="Arial2"/>
    </style:style>
    <style:style style:name="P37" style:family="paragraph" style:parent-style-name="List_20_Paragraph" style:list-style-name="WWNum9">
      <style:text-properties style:font-name="Arial" fo:font-size="11pt" style:font-size-asian="11pt" style:font-name-complex="Arial2"/>
    </style:style>
    <style:style style:name="P38" style:family="paragraph" style:parent-style-name="List_20_Paragraph" style:list-style-name="WWNum9">
      <style:text-properties style:font-name="Arial" fo:font-size="11pt" officeooo:rsid="0019861b" officeooo:paragraph-rsid="0019861b" style:font-size-asian="11pt" style:font-name-complex="Arial2"/>
    </style:style>
    <style:style style:name="P39" style:family="paragraph" style:parent-style-name="List_20_Paragraph" style:list-style-name="WWNum2">
      <style:paragraph-properties style:snap-to-layout-grid="false"/>
      <style:text-properties style:font-name="Helvetica" fo:font-size="9pt" fo:background-color="#fefefe" style:font-size-asian="9pt" style:font-name-complex="Helvetica1" style:font-size-complex="9pt"/>
    </style:style>
    <style:style style:name="P40" style:family="paragraph" style:parent-style-name="List_20_Paragraph" style:list-style-name="WWNum2">
      <style:paragraph-properties style:snap-to-layout-grid="false"/>
      <style:text-properties style:font-name="Helvetica" fo:font-size="9pt" officeooo:rsid="000a401f" officeooo:paragraph-rsid="000a401f" fo:background-color="#fefefe" style:font-size-asian="9pt" style:font-name-complex="Helvetica1" style:font-size-complex="9pt"/>
    </style:style>
    <style:style style:name="P41" style:family="paragraph" style:parent-style-name="List_20_Paragraph" style:list-style-name="WWNum12">
      <style:text-properties officeooo:rsid="00054e72" officeooo:paragraph-rsid="00054e72"/>
    </style:style>
    <style:style style:name="P42" style:family="paragraph" style:parent-style-name="List_20_Paragraph" style:list-style-name="WWNum13"/>
    <style:style style:name="P43" style:family="paragraph" style:parent-style-name="List_20_Paragraph" style:list-style-name="WWNum2">
      <style:paragraph-properties fo:margin-left="0cm" fo:margin-right="0cm" fo:text-indent="0cm" style:auto-text-indent="false"/>
      <style:text-properties style:font-name="Arial" fo:font-size="9pt" officeooo:rsid="00048ab2" style:font-size-asian="9pt" style:font-name-complex="Arial2" style:font-size-complex="9pt"/>
    </style:style>
    <style:style style:name="P44" style:family="paragraph" style:parent-style-name="List_20_Paragraph" style:list-style-name="WWNum2">
      <style:paragraph-properties fo:margin-left="0cm" fo:margin-right="0cm" fo:margin-top="0cm" fo:margin-bottom="0.353cm" loext:contextual-spacing="true" fo:line-height="115%" fo:hyphenation-ladder-count="no-limit" fo:text-indent="0cm" style:auto-text-indent="false"/>
      <style:text-properties style:font-name="Arial" fo:font-size="10pt" officeooo:rsid="0009cf41" officeooo:paragraph-rsid="0009cf41" style:font-size-asian="10pt" style:font-name-complex="Arial2" fo:hyphenate="true" fo:hyphenation-remain-char-count="2" fo:hyphenation-push-char-count="2"/>
    </style:style>
    <style:style style:name="T1" style:family="text">
      <style:text-properties style:font-name="Arial" fo:font-weight="bold" style:font-weight-asian="bold" style:font-name-complex="Arial2" style:font-size-complex="12pt"/>
    </style:style>
    <style:style style:name="T2" style:family="text">
      <style:text-properties style:font-name="Arial" fo:font-size="10pt" fo:font-weight="bold" style:font-size-asian="10pt" style:font-weight-asian="bold" style:font-name-complex="Arial2"/>
    </style:style>
    <style:style style:name="T3" style:family="text">
      <style:text-properties style:font-name="Arial" fo:font-size="10pt" style:font-size-asian="10pt" style:font-name-complex="Arial2"/>
    </style:style>
    <style:style style:name="T4" style:family="text">
      <style:text-properties style:font-name="Arial" fo:font-size="10pt" officeooo:rsid="00048ab2" style:font-size-asian="10pt" style:font-name-complex="Arial2"/>
    </style:style>
    <style:style style:name="T5" style:family="text">
      <style:text-properties style:font-name="Arial" fo:font-size="10pt" officeooo:rsid="0009cf41" style:font-size-asian="10pt" style:font-name-complex="Arial2"/>
    </style:style>
    <style:style style:name="T6" style:family="text">
      <style:text-properties style:font-name="Arial" fo:font-size="10pt" officeooo:rsid="00138f5c" style:font-size-asian="10pt" style:font-name-complex="Arial2"/>
    </style:style>
    <style:style style:name="T7" style:family="text">
      <style:text-properties style:font-name="Arial" fo:font-size="10pt" officeooo:rsid="001838be" style:font-size-asian="10pt" style:font-name-complex="Arial2"/>
    </style:style>
    <style:style style:name="T8" style:family="text">
      <style:text-properties style:font-name="Arial" fo:font-size="10pt" officeooo:rsid="001dbf7e" style:font-size-asian="10pt" style:font-name-complex="Arial2"/>
    </style:style>
    <style:style style:name="T9" style:family="text">
      <style:text-properties style:font-name="Arial" fo:font-size="10pt" officeooo:rsid="001f0ee5" style:font-size-asian="10pt" style:font-name-complex="Arial2"/>
    </style:style>
    <style:style style:name="T10" style:family="text">
      <style:text-properties style:font-name="Arial" fo:font-size="11pt" fo:font-weight="bold" style:font-size-asian="11pt" style:font-weight-asian="bold" style:font-name-complex="Arial2"/>
    </style:style>
    <style:style style:name="T11" style:family="text">
      <style:text-properties style:font-name="Arial" fo:font-size="11pt" fo:font-weight="bold" style:font-size-asian="11pt" style:font-weight-asian="bold" style:font-name-complex="Arial2" style:font-size-complex="11pt"/>
    </style:style>
    <style:style style:name="T12" style:family="text">
      <style:text-properties style:font-name="Arial" fo:font-size="11pt" fo:font-weight="bold" officeooo:rsid="00048ab2" style:font-size-asian="11pt" style:font-weight-asian="bold" style:font-name-complex="Arial2" style:font-size-complex="11pt"/>
    </style:style>
    <style:style style:name="T13" style:family="text">
      <style:text-properties style:font-name="Arial" fo:font-size="11pt" fo:font-weight="bold" style:font-size-asian="11pt" style:font-weight-asian="bold" style:font-name-complex="Arial2" style:font-size-complex="12pt"/>
    </style:style>
    <style:style style:name="T14" style:family="text">
      <style:text-properties style:font-name="Arial" fo:font-size="11pt" fo:font-weight="bold" officeooo:rsid="00048ab2" style:font-size-asian="11pt" style:font-weight-asian="bold" style:font-name-complex="Arial2" style:font-size-complex="12pt"/>
    </style:style>
    <style:style style:name="T15" style:family="text">
      <style:text-properties style:font-name="Arial" fo:font-size="11pt" fo:font-weight="bold" officeooo:rsid="00214976" style:font-size-asian="11pt" style:font-weight-asian="bold" style:font-name-complex="Arial2" style:font-size-complex="12pt"/>
    </style:style>
    <style:style style:name="T16" style:family="text">
      <style:text-properties style:font-name="Arial" fo:font-size="11pt" fo:font-weight="bold" officeooo:rsid="0004d698" style:font-size-asian="11pt" style:font-weight-asian="bold" style:font-name-complex="Arial2"/>
    </style:style>
    <style:style style:name="T17" style:family="text">
      <style:text-properties style:font-name="Arial" fo:font-size="11pt" fo:language="en" fo:country="GB" fo:font-weight="bold" style:font-size-asian="11pt" style:font-weight-asian="bold" style:font-name-complex="Arial2" style:font-size-complex="11pt"/>
    </style:style>
    <style:style style:name="T18" style:family="text">
      <style:text-properties style:font-name="Arial" fo:font-size="11pt" fo:language="en" fo:country="GB" fo:font-weight="bold" officeooo:rsid="0015a6ec" style:font-size-asian="11pt" style:font-weight-asian="bold" style:font-name-complex="Arial2" style:font-size-complex="11pt"/>
    </style:style>
    <style:style style:name="T19" style:family="text">
      <style:text-properties style:font-name="Arial" fo:font-size="11pt" style:font-size-asian="11pt" style:font-name-complex="Arial2"/>
    </style:style>
    <style:style style:name="T20" style:family="text">
      <style:text-properties style:font-name="Arial" fo:font-size="11pt" officeooo:rsid="0004d698" style:font-size-asian="11pt" style:font-name-complex="Arial2"/>
    </style:style>
    <style:style style:name="T21" style:family="text">
      <style:text-properties style:font-name="Arial" fo:font-size="11pt" officeooo:rsid="0018f235" style:font-size-asian="11pt" style:font-name-complex="Arial2"/>
    </style:style>
    <style:style style:name="T22" style:family="text">
      <style:text-properties style:font-name="Arial" style:font-name-complex="Arial2" style:font-size-complex="12pt" style:font-weight-complex="bold"/>
    </style:style>
    <style:style style:name="T23" style:family="text">
      <style:text-properties fo:color="#ff0000" style:font-name="Arial" fo:font-size="10pt" fo:font-weight="bold" style:font-size-asian="10pt" style:font-weight-asian="bold" style:font-name-complex="Arial2" style:font-size-complex="12pt"/>
    </style:style>
    <style:style style:name="T24" style:family="text">
      <style:text-properties officeooo:rsid="0009cf41"/>
    </style:style>
    <style:style style:name="T25" style:family="text">
      <style:text-properties officeooo:rsid="000c0f11"/>
    </style:style>
    <style:style style:name="T26" style:family="text">
      <style:text-properties fo:color="#000000" style:font-name="Arial" fo:font-size="12pt" fo:font-weight="bold" officeooo:rsid="000e7858" style:font-size-asian="12pt" style:font-weight-asian="bold" style:font-name-complex="Arial2" style:font-size-complex="12pt"/>
    </style:style>
    <style:style style:name="T27" style:family="text">
      <style:text-properties fo:color="#000000" style:font-name="Arial" fo:font-size="12pt" fo:font-weight="bold" officeooo:rsid="00247686" style:font-size-asian="12pt" style:font-weight-asian="bold" style:font-name-complex="Arial2" style:font-size-complex="12pt"/>
    </style:style>
    <style:style style:name="T28" style:family="text">
      <style:text-properties fo:color="#000000" style:font-name="Arial" fo:font-size="12pt" fo:font-weight="bold" officeooo:rsid="000e7858" style:font-size-asian="12pt" style:font-weight-asian="bold" style:font-name-complex="Arial2" style:font-size-complex="12pt" style:font-weight-complex="normal"/>
    </style:style>
    <style:style style:name="T29" style:family="text">
      <style:text-properties fo:color="#000000" style:font-name="Arial" fo:font-size="12pt" fo:font-weight="bold" officeooo:rsid="00247686" style:font-size-asian="12pt" style:font-weight-asian="bold" style:font-name-complex="Arial2" style:font-size-complex="12pt" style:font-weight-complex="normal"/>
    </style:style>
    <style:style style:name="T30" style:family="text">
      <style:text-properties fo:color="#000000" style:font-name="Arial" fo:font-size="12pt" fo:font-weight="normal" officeooo:rsid="000e7858" style:font-size-asian="12pt" style:font-weight-asian="normal" style:font-name-complex="Arial2" style:font-size-complex="12pt" style:font-weight-complex="normal"/>
    </style:style>
    <style:style style:name="T31" style:family="text">
      <style:text-properties fo:color="#000000" style:font-name="Arial" fo:font-size="12pt" fo:font-weight="normal" officeooo:rsid="00247686" style:font-size-asian="12pt" style:font-weight-asian="normal" style:font-name-complex="Arial2" style:font-size-complex="12pt" style:font-weight-complex="normal"/>
    </style:style>
    <style:style style:name="T32" style:family="text">
      <style:text-properties fo:color="#000000" style:text-underline-style="solid" style:text-underline-width="auto" style:text-underline-color="font-color"/>
    </style:style>
    <style:style style:name="T33" style:family="text">
      <style:text-properties fo:color="#000000" style:text-underline-style="solid" style:text-underline-width="auto" style:text-underline-color="font-color" officeooo:rsid="000f522f"/>
    </style:style>
    <style:style style:name="T34" style:family="text">
      <style:text-properties fo:color="#000000" style:text-underline-style="solid" style:text-underline-width="auto" style:text-underline-color="font-color" officeooo:rsid="0014aeca"/>
    </style:style>
    <style:style style:name="T35" style:family="text">
      <style:text-properties fo:color="#000000" fo:font-weight="normal" style:font-weight-asian="normal" style:font-weight-complex="normal"/>
    </style:style>
    <style:style style:name="T36" style:family="text">
      <style:text-properties fo:color="#000000" style:text-underline-style="none"/>
    </style:style>
    <style:style style:name="T37" style:family="text">
      <style:text-properties fo:color="#000000" style:text-underline-style="none" fo:font-weight="normal" style:font-weight-asian="normal" style:font-weight-complex="normal"/>
    </style:style>
    <style:style style:name="T38" style:family="text">
      <style:text-properties fo:font-weight="normal" style:font-weight-asian="normal" style:font-weight-complex="normal"/>
    </style:style>
    <style:style style:name="T39" style:family="text">
      <style:text-properties fo:font-size="10.5pt" fo:font-weight="normal" style:font-size-asian="10.5pt" style:font-weight-asian="normal" style:font-size-complex="10.5pt" style:font-weight-complex="normal"/>
    </style:style>
    <style:style style:name="T40" style:family="text">
      <style:text-properties style:text-underline-style="solid" style:text-underline-width="auto" style:text-underline-color="font-color"/>
    </style:style>
    <style:style style:name="T41" style:family="text">
      <style:text-properties officeooo:rsid="001ad687"/>
    </style:style>
    <style:style style:name="T42" style:family="text">
      <style:text-properties fo:font-weight="bold" style:font-weight-asian="bold"/>
    </style:style>
    <style:style style:name="T43" style:family="text">
      <style:text-properties officeooo:rsid="001dbf7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table:number-columns-spanned="6" office:value-type="string">
            <text:p text:style-name="P7">BTS Services informatiques aux organisations</text:p>
            <text:p text:style-name="P7">Session 201<text:bookmark text:name="_GoBack"/><text:span text:style-name="T24">9</text:span></text:p>
          </table:table-cell>
          <table:covered-table-cell/>
          <table:covered-table-cell/>
          <table:covered-table-cell/>
          <table:covered-table-cell/>
          <table:covered-table-cell/>
        </table:table-row>
        <table:table-row table:style-name="Tableau1.2">
          <table:table-cell table:style-name="Tableau1.A2" table:number-columns-spanned="6" office:value-type="string">
            <text:p text:style-name="P7">E4 – Conception et maintenance de solutions informatiques </text:p>
            <text:p text:style-name="P3">Coefficient 4</text:p>
          </table:table-cell>
          <table:covered-table-cell/>
          <table:covered-table-cell/>
          <table:covered-table-cell/>
          <table:covered-table-cell/>
          <table:covered-table-cell/>
        </table:table-row>
        <table:table-row table:style-name="Tableau1.3">
          <table:table-cell table:style-name="Tableau1.A3" table:number-columns-spanned="6" office:value-type="string">
            <text:p text:style-name="P15">DESCRIPTION D’UNE SITUATION PROFESSIONNELLE</text:p>
          </table:table-cell>
          <table:covered-table-cell/>
          <table:covered-table-cell/>
          <table:covered-table-cell/>
          <table:covered-table-cell/>
          <table:covered-table-cell/>
        </table:table-row>
        <table:table-row table:style-name="Tableau1.4">
          <table:table-cell table:style-name="Tableau1.A4" table:number-columns-spanned="2" office:value-type="string">
            <text:p text:style-name="P14"><text:span text:style-name="T11">Épreuve ponctuelle <text:s text:c="3"/></text:span><text:bookmark-start text:name="CheckBox"/><field:fieldmark text:name="__Fieldmark__27_547223656" field:type="vnd.oasis.opendocument.field.FORMCHECKBOX"><field:param field:name="Checkbox_Checked" field:value="false"/></field:fieldmark><text:bookmark-end text:name="CheckBox"/></text:p>
          </table:table-cell>
          <table:covered-table-cell/>
          <table:table-cell table:style-name="Tableau1.C4" table:number-columns-spanned="4" office:value-type="string">
            <text:p text:style-name="P14"><text:span text:style-name="T11">Contrôle en cours de formation <text:s text:c="2"/></text:span><field:fieldmark text:name="__Fieldmark__36_547223656" field:type="vnd.oasis.opendocument.field.FORMCHECKBOX"><field:param field:name="Checkbox_Checked" field:value="true"/></field:fieldmark></text:p>
          </table:table-cell>
          <table:covered-table-cell/>
          <table:covered-table-cell/>
          <table:covered-table-cell/>
        </table:table-row>
        <table:table-row table:style-name="Tableau1.5">
          <table:table-cell table:style-name="Tableau1.A5" table:number-columns-spanned="2" office:value-type="string">
            <text:p text:style-name="P14"><text:span text:style-name="T2">PARCOURS SISR</text:span><text:span text:style-name="T11"> <text:s text:c="4"/></text:span><field:fieldmark text:name="__Fieldmark__45_547223656" field:type="vnd.oasis.opendocument.field.FORMCHECKBOX"/></text:p>
          </table:table-cell>
          <table:covered-table-cell/>
          <table:table-cell table:style-name="Tableau1.C5" table:number-columns-spanned="4" office:value-type="string">
            <text:p text:style-name="P14"><text:span text:style-name="T2">PARCOURS SLAM</text:span><text:span text:style-name="T11"> <text:s text:c="4"/></text:span><field:fieldmark text:name="__Fieldmark__54_547223656" field:type="vnd.oasis.opendocument.field.FORMCHECKBOX"><field:param field:name="Checkbox_Checked" field:value="true"/></field:fieldmark></text:p>
          </table:table-cell>
          <table:covered-table-cell/>
          <table:covered-table-cell/>
          <table:covered-table-cell/>
        </table:table-row>
        <table:table-row table:style-name="Tableau1.6">
          <table:table-cell table:style-name="Tableau1.A6" table:number-columns-spanned="3" office:value-type="string">
            <text:p text:style-name="P1"><text:span text:style-name="T1">NOM et prénom du candidat</text:span><text:span text:style-name="Footnote_20_Characters"><text:span text:style-name="T11"><text:note text:id="ftn1" text:note-class="footnote"><text:note-citation>1</text:note-citation><text:note-body><text:p text:style-name="P26">En CCF, de l’étudiant.</text:p></text:note-body></text:note></text:span></text:span><text:span text:style-name="T11"> : </text:span><text:span text:style-name="T12">SULPICE Rémi</text:span></text:p>
          </table:table-cell>
          <table:covered-table-cell/>
          <table:covered-table-cell/>
          <table:table-cell table:style-name="Tableau1.D6" table:number-columns-spanned="3" office:value-type="string">
            <text:p text:style-name="P1"><text:span text:style-name="T17">N° candidat</text:span><text:span text:style-name="Footnote_20_Characters"><text:span text:style-name="T17"><text:note text:id="ftn2" text:note-class="footnote"><text:note-citation>2</text:note-citation><text:note-body><text:p text:style-name="P27">À renseigner en cas d’épreuve ponctuelle.</text:p></text:note-body></text:note></text:span></text:span><text:span text:style-name="T17"> : </text:span><text:span text:style-name="T18">1337726707</text:span></text:p>
          </table:table-cell>
          <table:covered-table-cell/>
          <table:covered-table-cell/>
        </table:table-row>
        <table:table-row table:style-name="Tableau1.7">
          <table:table-cell table:style-name="Tableau1.A1" table:number-columns-spanned="6" office:value-type="string">
            <text:p text:style-name="P2"><text:span text:style-name="T13">Contexte de la situation professionnelle</text:span><text:span text:style-name="Footnote_20_Characters"><text:span text:style-name="T13"><text:note text:id="ftn3" text:note-class="footnote"><text:note-citation>3</text:note-citation><text:note-body><text:p text:style-name="P28">Conformément au référentiel du BTS SIO, le contexte doit être conforme au cahier des charges national en matière d’environnement technologique dans le domaine de spécialité correspondant au parcours du candidat.</text:p></text:note-body></text:note></text:span></text:span></text:p>
            <text:p text:style-name="P5">Le contexte choisi est celui de Belle Table. <text:span text:style-name="T43">La société souhaite proposer des formations en liens avec les arts de la table. Pour ce faire, il leur faut une application pour gérer les dites formations, leurs sessions ainsi que les candidats à ces dernières.</text:span></text:p>
          </table:table-cell>
          <table:covered-table-cell/>
          <table:covered-table-cell/>
          <table:covered-table-cell/>
          <table:covered-table-cell/>
          <table:covered-table-cell/>
        </table:table-row>
        <table:table-row table:style-name="Tableau1.7">
          <table:table-cell table:style-name="Tableau1.A1" table:number-columns-spanned="6" office:value-type="string">
            <text:p text:style-name="P9">Intitulé de la situation professionnelle</text:p>
            <text:p text:style-name="P2"><text:span text:style-name="T3">Développement d’u</text:span><text:span text:style-name="T9">ne application C# de gestion de formation</text:span></text:p>
          </table:table-cell>
          <table:covered-table-cell/>
          <table:covered-table-cell/>
          <table:covered-table-cell/>
          <table:covered-table-cell/>
          <table:covered-table-cell/>
        </table:table-row>
        <table:table-row table:style-name="Tableau1.9">
          <table:table-cell table:style-name="Tableau1.A1" table:number-columns-spanned="6" office:value-type="string">
            <text:p text:style-name="P2"><text:span text:style-name="T13">Période de réalisation : </text:span><text:span text:style-name="T14">Du 0</text:span><text:span text:style-name="T15">1</text:span><text:span text:style-name="T14">/201</text:span><text:span text:style-name="T15">9</text:span><text:span text:style-name="T13"> </text:span><text:span text:style-name="T14">au 0</text:span><text:span text:style-name="T15">5</text:span><text:span text:style-name="T14">/201</text:span><text:span text:style-name="T15">9</text:span><text:span text:style-name="T13"> <text:s text:c="25"/>Lieu : </text:span><text:span text:style-name="T14">CFA</text:span></text:p>
            <text:p text:style-name="P2"><text:span text:style-name="T1">Modalité : <text:s text:c="6"/></text:span><field:fieldmark text:name="__Fieldmark__136_547223656" field:type="vnd.oasis.opendocument.field.FORMCHECKBOX"><field:param field:name="Checkbox_Checked" field:value="true"/></field:fieldmark><text:span text:style-name="T1"><text:s text:c="3"/></text:span><text:span text:style-name="T22">Individuelle</text:span><text:span text:style-name="T1"> <text:s text:c="34"/></text:span><field:fieldmark text:name="__Fieldmark__144_547223656" field:type="vnd.oasis.opendocument.field.FORMCHECKBOX"><field:param field:name="Checkbox_Checked" field:value="false"/></field:fieldmark><text:span text:style-name="T1"><text:s text:c="2"/></text:span><text:span text:style-name="T22">En équipe</text:span></text:p>
          </table:table-cell>
          <table:covered-table-cell/>
          <table:covered-table-cell/>
          <table:covered-table-cell/>
          <table:covered-table-cell/>
          <table:covered-table-cell/>
        </table:table-row>
        <table:table-row table:style-name="Tableau1.10">
          <table:table-cell table:style-name="Tableau1.A10" table:number-columns-spanned="6" office:value-type="string">
            <text:p text:style-name="P2"><text:span text:style-name="T11">Conditions de réalisation</text:span><text:span text:style-name="Footnote_20_Characters"><text:span text:style-name="T11"><text:note text:id="ftn4" text:note-class="footnote"><text:note-citation>4</text:note-citation><text:note-body><text:p text:style-name="P29">En référence à la description des activités des processus prévue dans le référentiel de certification.</text:p></text:note-body></text:note></text:span></text:span><text:span text:style-name="T11"> (ressources fournies, résultats attendus)</text:span></text:p>
            <text:p text:style-name="P2"><text:span text:style-name="T3">Résultats attendus : </text:span><text:span text:style-name="T8">Application bureautique de gestion de formation</text:span></text:p>
          </table:table-cell>
          <table:covered-table-cell/>
          <table:covered-table-cell/>
          <table:covered-table-cell/>
          <table:covered-table-cell/>
          <table:covered-table-cell/>
        </table:table-row>
        <table:table-row table:style-name="Tableau1.11">
          <table:table-cell table:style-name="Tableau1.A1" office:value-type="string">
            <text:p text:style-name="P25"><text:span text:style-name="T42">Productions associées</text:span></text:p>
          </table:table-cell>
          <table:table-cell table:style-name="Tableau1.B11" table:number-columns-spanned="3" office:value-type="string">
            <text:list xml:id="list3509895918" text:style-name="WWNum2">
              <text:list-header>
                <text:p text:style-name="P43"/>
              </text:list-header>
            </text:list>
          </table:table-cell>
          <table:covered-table-cell/>
          <table:covered-table-cell/>
          <table:table-cell table:style-name="Tableau1.E11" table:number-columns-spanned="2" office:value-type="string">
            <text:list xml:id="list135954414037217" text:continue-numbering="true" text:style-name="WWNum2">
              <text:list-header>
                <text:p text:style-name="P44"><text:span text:style-name="T5"/></text:p>
              </text:list-header>
            </text:list>
          </table:table-cell>
          <table:covered-table-cell/>
        </table:table-row>
        <table:table-row table:style-name="Tableau1.7">
          <table:table-cell table:style-name="Tableau1.A12" table:number-columns-spanned="6" office:value-type="string">
            <text:p text:style-name="P10">Principales activités concernées :</text:p>
            <text:list xml:id="list135954243308132" text:continue-numbering="true" text:style-name="WWNum2">
              <text:list-item>
                <text:p text:style-name="P39">A1.1.1 Analyse du cahier des charges d'un service à produire </text:p>
              </text:list-item>
              <text:list-item>
                <text:p text:style-name="P39">A1.4.1 Participation à un projet </text:p>
              </text:list-item>
              <text:list-item>
                <text:p text:style-name="P39">A1.4.3 Gestion des ressources </text:p>
              </text:list-item>
              <text:list-item>
                <text:p text:style-name="P39">A4.1.1 Proposition d'une solution applicative </text:p>
              </text:list-item>
              <text:list-item>
                <text:p text:style-name="P39">A4.1.2 Conception ou adaptation de l'interface utilisateur </text:p>
              </text:list-item>
              <text:list-item>
                <text:p text:style-name="P39">A4.1.3 Conception ou adaptation d'une base de données </text:p>
              </text:list-item>
              <text:list-item>
                <text:p text:style-name="P39">A4.1.4 Définition des caractéristiques d'une solution applicative</text:p>
              </text:list-item>
              <text:list-item>
                <text:p text:style-name="P39">A4.1.6 Gestion d'environnements de développement et de test </text:p>
              </text:list-item>
              <text:list-item>
                <text:p text:style-name="P39">A4.1.7 Développement, utilisation ou adaptation de composants </text:p>
              </text:list-item>
              <text:list-item>
                <text:p text:style-name="P39">A5.1.4 Étude de propositions de contrat de service </text:p>
              </text:list-item>
              <text:list-item>
                <text:p text:style-name="P39">A5.1.6 Évaluation d'un investissement informatique </text:p>
              </text:list-item>
              <text:list-item>
                <text:p text:style-name="P39">A5.2.3 Repérage des compléments de formation</text:p>
              </text:list-item>
              <text:list-item>
                <text:p text:style-name="P39">A5.2.4 Étude d‘une technologie, d'un composant, d'un outil</text:p>
                <text:p text:style-name="P40"/>
              </text:list-item>
            </text:list>
          </table:table-cell>
          <table:covered-table-cell/>
          <table:covered-table-cell/>
          <table:covered-table-cell/>
          <table:covered-table-cell/>
          <table:covered-table-cell/>
        </table:table-row>
        <table:table-row table:style-name="Tableau1.13">
          <table:table-cell table:style-name="Tableau1.B11" table:number-columns-spanned="5" office:value-type="string">
            <text:p text:style-name="P9">Modalités d’accès aux productions</text:p>
            <text:p text:style-name="P11">Il s’agit, par exemple, des identifiants, mots de passe, URL d’un espace de stockage et de la présentation de l’organisation du stockage</text:p>
            <text:p text:style-name="P11"/>
            <text:p text:style-name="P12"><text:span text:style-name="T40">Lien du site:</text:span> <text:span text:style-name="T38">hrv-belle-table.fr</text:span></text:p>
            <text:p text:style-name="P22"/>
            <text:p text:style-name="P12"><text:span text:style-name="T40">Modalités de connexion:</text:span> </text:p>
            <text:list xml:id="list1768175697" text:style-name="L1">
              <text:list-item>
                <text:p text:style-name="P23"><text:span text:style-name="T26">login/mdp </text:span><text:span text:style-name="T27">administrateur</text:span><text:span text:style-name="T26">: </text:span><text:span text:style-name="T30">admin / admin321*</text:span></text:p>
              </text:list-item>
              <text:list-item>
                <text:p text:style-name="P23"><text:span text:style-name="T26">login/mdp </text:span><text:span text:style-name="T27">gestionnaire : </text:span><text:span text:style-name="T31">gestio</text:span><text:span text:style-name="T30"> / </text:span><text:span text:style-name="T31">gestio</text:span><text:span text:style-name="T30">321*</text:span></text:p>
              </text:list-item>
              <text:list-item>
                <text:p text:style-name="P24"><text:span text:style-name="T28">login/mdp </text:span><text:span text:style-name="T29">utilisateur: </text:span><text:span text:style-name="T31">guest</text:span><text:span text:style-name="T30"> / </text:span><text:span text:style-name="T31">guest</text:span><text:span text:style-name="T30">321*</text:span></text:p>
              </text:list-item>
            </text:list>
            <text:p text:style-name="P1"><text:span text:style-name="Internet_20_link"><text:span text:style-name="T23"/></text:span></text:p>
            <text:p text:style-name="P13"><text:span text:style-name="Internet_20_link"><text:span text:style-name="T32">Lien d</text:span></text:span><text:span text:style-name="Internet_20_link"><text:span text:style-name="T33">e secour</text:span></text:span><text:span text:style-name="Internet_20_link"><text:span text:style-name="T34">s</text:span></text:span><text:span text:style-name="Internet_20_link"><text:span text:style-name="T32">:</text:span></text:span><text:span text:style-name="Internet_20_link"><text:span text:style-name="T36"> </text:span></text:span><text:span text:style-name="Internet_20_link"><text:span text:style-name="T37">https://github.com/Remitekky/FormaGest</text:span></text:span></text:p>
            <text:p text:style-name="P13"><text:span text:style-name="Internet_20_link"><text:span text:style-name="T35"/></text:span></text:p>
          </table:table-cell>
          <table:covered-table-cell/>
          <table:covered-table-cell/>
          <table:covered-table-cell/>
          <table:covered-table-cell/>
          <table:table-cell table:style-name="Tableau1.F13" office:value-type="string">
            <text:p text:style-name="Standard"/>
          </table:table-cell>
        </table:table-row>
        <table:table-row table:style-name="Tableau1.14">
          <table:table-cell table:style-name="Tableau1.A1" table:number-columns-spanned="6" office:value-type="string">
            <text:p text:style-name="P4"/>
          </table:table-cell>
          <table:covered-table-cell/>
          <table:covered-table-cell/>
          <table:covered-table-cell/>
          <table:covered-table-cell/>
          <table:covered-table-cell/>
        </table:table-row>
      </table:table>
      <text:p text:style-name="P6"/>
      <text:p text:style-name="P6"/>
      <text:p text:style-name="P6"><text:soft-page-break/></text:p>
      <text:p text:style-name="P6"/>
      <text:list xml:id="list1371857592" text:style-name="WWNum3">
        <text:list-item>
          <text:p text:style-name="P31">Présentation de la situation professionnelle</text:p>
        </text:list-item>
      </text:list>
      <text:p text:style-name="P17"/>
      <text:p text:style-name="P16"><text:span text:style-name="T10">Objectif</text:span><text:span text:style-name="T19"> : </text:span><text:span text:style-name="T10">permettre </text:span><text:span text:style-name="T16">à la société Belle Table de présenter son activité via un site vitrine</text:span></text:p>
      <text:p text:style-name="P18"><text:line-break/>Exigences :</text:p>
      <text:list xml:id="list241137416" text:style-name="WWNum12">
        <text:list-item>
          <text:p text:style-name="P41"><text:span text:style-name="T20">S</text:span><text:span text:style-name="T19">ite web complet (portail)</text:span></text:p>
        </text:list-item>
        <text:list-item>
          <text:p text:style-name="P32">Module d’inscription/connexion</text:p>
        </text:list-item>
        <text:list-item>
          <text:p text:style-name="P32">Gestion des utilisateurs avec compte admin</text:p>
        </text:list-item>
        <text:list-item>
          <text:p text:style-name="P33">Pouvoir revenir sur l'accueil en cliquant sur le logo de n'importe quelle page du site</text:p>
        </text:list-item>
        <text:list-item>
          <text:p text:style-name="P33">Mise en page optimale s'adaptant aux autres résolutions <text:span text:style-name="T25">(responsive design)</text:span></text:p>
        </text:list-item>
        <text:list-item>
          <text:p text:style-name="P33">Site affichable par l’ensemble des navigateurs</text:p>
        </text:list-item>
        <text:list-item>
          <text:p text:style-name="P33">Respect de la règle des 3 clics (information consultable en moins de 3 clics)</text:p>
        </text:list-item>
        <text:list-item>
          <text:p text:style-name="P34">Design simple et épuré</text:p>
        </text:list-item>
      </text:list>
      <text:p text:style-name="P19"/>
      <text:list xml:id="list135953924606147" text:continue-list="list1371857592" text:style-name="WWNum3">
        <text:list-item>
          <text:p text:style-name="P30">Description de l’environnement de réalisation</text:p>
        </text:list-item>
      </text:list>
      <text:p text:style-name="P20"/>
      <text:p text:style-name="P18">Environnement de développement</text:p>
      <text:p text:style-name="P17">J’ai travaillé avec </text:p>
      <text:list xml:id="list1774040605" text:style-name="WWNum13">
        <text:list-item>
          <text:p text:style-name="P42"><text:span text:style-name="T21">Visual Studio Code</text:span><text:span text:style-name="T19"> </text:span><text:span text:style-name="T20">&amp; Git </text:span><text:span text:style-name="T19">pour la partie développement </text:span><text:span text:style-name="T20">&amp; versionnage</text:span></text:p>
        </text:list-item>
        <text:list-item>
          <text:p text:style-name="P35">Apache2 &amp; PHP7 pour le serveur web</text:p>
        </text:list-item>
        <text:list-item>
          <text:p text:style-name="P42"><text:span text:style-name="T20">MySQL &amp; </text:span><text:span text:style-name="T19">PhpMyAdmin pour la partie base de données</text:span></text:p>
        </text:list-item>
        <text:list-item>
          <text:p text:style-name="P42"><text:span text:style-name="T20">LibreOffice</text:span><text:span text:style-name="T19"> pour la partie documentation</text:span></text:p>
        </text:list-item>
        <text:list-item>
          <text:p text:style-name="P42"><text:span text:style-name="T19">Mon environnement de travail était sous Windows 10</text:span></text:p>
        </text:list-item>
      </text:list>
      <text:p text:style-name="P8"/>
      <text:p text:style-name="P20"/>
      <text:list xml:id="list135954928769004" text:continue-list="list135953924606147" text:style-name="WWNum3">
        <text:list-item>
          <text:p text:style-name="P30">Productions réalisées</text:p>
        </text:list-item>
      </text:list>
      <text:p text:style-name="P17"><text:line-break/>Le travail a consisté à, dans l’ordre :</text:p>
      <text:list xml:id="list2184645407" text:style-name="WWNum9">
        <text:list-item>
          <text:p text:style-name="P37">analyser les exigences <text:span text:style-name="T25">du </text:span>cahier des charges</text:p>
        </text:list-item>
        <text:list-item>
          <text:p text:style-name="P36">produire un diagramme de Gantt</text:p>
        </text:list-item>
        <text:list-item>
          <text:p text:style-name="P36">simulation de devis</text:p>
        </text:list-item>
        <text:list-item>
          <text:p text:style-name="P36">contrats</text:p>
        </text:list-item>
        <text:list-item>
          <text:p text:style-name="P36">créer le site vitrine <text:span text:style-name="T41">puis dynamique </text:span></text:p>
        </text:list-item>
        <text:list-item>
          <text:p text:style-name="P36">création d’une base de données utilisateurs</text:p>
        </text:list-item>
        <text:list-item>
          <text:p text:style-name="P38">création du module d’e-commer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writing-mode="lr-tb"/>
      <style:text-properties style:font-name="Times" fo:font-family="Times" style:font-family-generic="roman" style:font-pitch="variable" fo:font-size="12pt"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default-outline-level="" style:class="extra">
      <style:text-properties fo:font-size="10pt" style:font-size-asian="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tête_20_Car" style:display-name="En-tête Car" style:family="text" style:parent-style-name="Default_20_Paragraph_20_Font">
      <style:text-properties style:font-name="Times" fo:font-family="Times" style:font-family-generic="roman" style:font-pitch="variable" fo:font-size="12pt"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0pt"/>
    </style:style>
    <style:style style:name="Pied_20_de_20_page_20_Car" style:display-name="Pied de page Car" style:family="text" style:parent-style-name="Default_20_Paragraph_20_Font">
      <style:text-properties style:font-name="Times" fo:font-family="Times" style:font-family-generic="roman" style:font-pitch="variable" fo:font-size="12pt"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0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0pt" style:font-name-asian="Times1" style:font-family-asian="Times"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font-size="11pt" style:font-size-asian="11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2pt"/>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2"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2.501cm" fo:margin-right="2.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meta:initial-creator>
    <meta:editing-cycles>48</meta:editing-cycles>
    <meta:creation-date>2016-03-10T20:22:00</meta:creation-date>
    <dc:date>2019-03-22T13:59:52.777000000</dc:date>
    <meta:editing-duration>PT5H10M7S</meta:editing-duration>
    <meta:generator>LibreOffice/5.4.2.2$Windows_x86 LibreOffice_project/22b09f6418e8c2d508a9eaf86b2399209b0990f4</meta:generator>
    <meta:document-statistic meta:table-count="1" meta:image-count="0" meta:object-count="0" meta:page-count="2" meta:paragraph-count="77" meta:word-count="564" meta:character-count="3744" meta:non-whitespace-character-count="31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